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0pt" style:font-size-complex="20pt"/>
    </style:style>
    <style:style style:name="P3" style:family="paragraph">
      <style:text-properties fo:font-family="'Times New Roman'" style:font-family-generic="roman" style:font-pitch="variable" fo:font-size="22pt" style:font-size-asian="20pt" style:font-size-complex="2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P8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super 58%"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4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5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cm" svg:height="1cm" svg:x="1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19cm" svg:height="1.25cm" svg:x="2.453cm" svg:y="1.937cm">
            <draw:text-box>
              <text:p text:style-name="P2"><text:span text:style-name="T1">(…)</text:span><text:span text:style-name="T2">2</text:span></text:p>
            </draw:text-box>
          </draw:frame>
        </draw:g>
        <draw:g>
          <draw:custom-shape draw:style-name="gr5" draw:text-style-name="P1" draw:layer="layout" svg:width="6cm" svg:height="1cm" svg:x="1cm" svg:y="9.0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" draw:layer="layout" svg:width="3cm" svg:height="3cm" svg:x="2cm" svg:y="8.0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8.53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284cm" svg:height="1.25cm" svg:x="2.399cm" svg:y="9.05cm">
            <draw:text-box>
              <text:p text:style-name="P4"><text:span text:style-name="T3">ln (…)</text:span></text:p>
            </draw:text-box>
          </draw:frame>
        </draw:g>
        <draw:g>
          <draw:custom-shape draw:style-name="gr7" draw:text-style-name="P1" draw:layer="layout" svg:width="6cm" svg:height="1cm" svg:x="1cm" svg:y="12.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3cm" svg:height="3cm" svg:x="2cm" svg:y="11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2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2.363cm" svg:height="1.25cm" svg:x="2.346cm" svg:y="12.617cm">
            <draw:text-box>
              <text:p text:style-name="P6"><text:span text:style-name="T4">cos (…)</text:span></text:p>
            </draw:text-box>
          </draw:frame>
        </draw:g>
        <draw:g>
          <draw:custom-shape draw:style-name="gr9" draw:text-style-name="P1" draw:layer="layout" svg:width="6cm" svg:height="1cm" svg:x="1cm" svg:y="20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2cm" svg:y="19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9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2.558cm" svg:y="19.942cm">
            <draw:text-box>
              <text:p><text:span text:style-name="T5">× 4</text:span></text:p>
            </draw:text-box>
          </draw:frame>
        </draw:g>
        <draw:g>
          <draw:custom-shape draw:style-name="gr9" draw:text-style-name="P1" draw:layer="layout" svg:width="6cm" svg:height="1cm" svg:x="14cm" svg:y="20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15cm" svg:y="19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9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15.558cm" svg:y="19.942cm">
            <draw:text-box>
              <text:p><text:span text:style-name="T5">× 6</text:span></text:p>
            </draw:text-box>
          </draw:frame>
        </draw:g>
        <draw:g>
          <draw:custom-shape draw:style-name="gr7" draw:text-style-name="P1" draw:layer="layout" svg:width="6cm" svg:height="1cm" svg:x="7.587cm" svg:y="9.00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3cm" svg:height="3cm" svg:x="8.587cm" svg:y="8.0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8.50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2.126cm" svg:height="1.25cm" svg:x="9.039cm" svg:y="8.942cm">
            <draw:text-box>
              <text:p><text:span text:style-name="T5">| … |</text:span></text:p>
            </draw:text-box>
          </draw:frame>
        </draw:g>
        <draw:g>
          <draw:custom-shape draw:style-name="gr9" draw:text-style-name="P1" draw:layer="layout" svg:width="6cm" svg:height="1cm" svg:x="7.587cm" svg:y="12.6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8.587cm" svg:y="11.6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12.15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9.145cm" svg:y="12.588cm">
            <draw:text-box>
              <text:p><text:span text:style-name="T5">+ 5</text:span></text:p>
            </draw:text-box>
          </draw:frame>
        </draw:g>
        <draw:g>
          <draw:custom-shape draw:style-name="gr9" draw:text-style-name="P1" draw:layer="layout" svg:width="6cm" svg:height="1cm" svg:x="7.645cm" svg:y="16.3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8.645cm" svg:y="15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145cm" svg:y="15.86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9.203cm" svg:y="16.299cm">
            <draw:text-box>
              <text:p><text:span text:style-name="T5">+ 8</text:span></text:p>
            </draw:text-box>
          </draw:frame>
        </draw:g>
        <draw:g>
          <draw:custom-shape draw:style-name="gr9" draw:text-style-name="P1" draw:layer="layout" svg:width="6cm" svg:height="1cm" svg:x="7.673cm" svg:y="19.9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8.673cm" svg:y="18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173cm" svg:y="19.4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9.231cm" svg:y="19.913cm">
            <draw:text-box>
              <text:p><text:span text:style-name="T5">× 5</text:span></text:p>
            </draw:text-box>
          </draw:frame>
        </draw:g>
        <draw:g>
          <draw:custom-shape draw:style-name="gr9" draw:text-style-name="P1" draw:layer="layout" svg:width="6cm" svg:height="1cm" svg:x="1cm" svg:y="23.4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2cm" svg:y="22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22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2.558cm" svg:y="23.352cm">
            <draw:text-box>
              <text:p><text:span text:style-name="T5">+ 2</text:span></text:p>
            </draw:text-box>
          </draw:frame>
        </draw:g>
        <draw:g>
          <draw:custom-shape draw:style-name="gr9" draw:text-style-name="P1" draw:layer="layout" svg:width="6cm" svg:height="1cm" svg:x="14cm" svg:y="23.4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15cm" svg:y="22.4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22.91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15.558cm" svg:y="23.352cm">
            <draw:text-box>
              <text:p><text:span text:style-name="T5">+ 1</text:span></text:p>
            </draw:text-box>
          </draw:frame>
        </draw:g>
        <draw:g>
          <draw:custom-shape draw:style-name="gr9" draw:text-style-name="P1" draw:layer="layout" svg:width="6cm" svg:height="1cm" svg:x="1cm" svg:y="26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2cm" svg:y="2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26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2.558cm" svg:y="26.637cm">
            <draw:text-box>
              <text:p><text:span text:style-name="T5">+ 4</text:span></text:p>
            </draw:text-box>
          </draw:frame>
        </draw:g>
        <draw:g>
          <draw:custom-shape draw:style-name="gr9" draw:text-style-name="P1" draw:layer="layout" svg:width="6cm" svg:height="1cm" svg:x="14cm" svg:y="26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15cm" svg:y="2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26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15.558cm" svg:y="26.637cm">
            <draw:text-box>
              <text:p><text:span text:style-name="T5">+ 6</text:span></text:p>
            </draw:text-box>
          </draw:frame>
        </draw:g>
        <draw:g>
          <draw:custom-shape draw:style-name="gr9" draw:text-style-name="P1" draw:layer="layout" svg:width="6cm" svg:height="1cm" svg:x="7.587cm" svg:y="23.3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8.587cm" svg:y="22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22.88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9.145cm" svg:y="23.323cm">
            <draw:text-box>
              <text:p><text:span text:style-name="T5">+ 3</text:span></text:p>
            </draw:text-box>
          </draw:frame>
        </draw:g>
        <draw:g>
          <draw:custom-shape draw:style-name="gr9" draw:text-style-name="P1" draw:layer="layout" svg:width="6cm" svg:height="1cm" svg:x="7.587cm" svg:y="26.6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1" draw:layer="layout" svg:width="3cm" svg:height="3cm" svg:x="8.587cm" svg:y="25.6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9.087cm" svg:y="26.17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927cm" svg:height="1.25cm" svg:x="9.145cm" svg:y="26.608cm">
            <draw:text-box>
              <text:p><text:span text:style-name="T5">+ 5</text:span></text:p>
            </draw:text-box>
          </draw:frame>
        </draw:g>
        <draw:g>
          <draw:custom-shape draw:style-name="gr1" draw:text-style-name="P1" draw:layer="layout" svg:width="6cm" svg:height="1cm" svg:x="7.482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482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8.982cm" svg:y="1.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1.13cm" svg:height="1.891cm" svg:x="9.371cm" svg:y="1.51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6cm" svg:height="1cm" svg:x="14cm" svg:y="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15cm" svg:y="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.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1.569cm" svg:height="1.037cm" svg:x="15.642cm" svg:y="1.9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6cm" svg:height="1cm" svg:x="1cm" svg:y="5.4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2cm" svg:y="4.4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4.96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019cm" svg:height="1.25cm" svg:x="2.453cm" svg:y="5.403cm">
            <draw:text-box>
              <text:p text:style-name="P2"><text:span text:style-name="T1">(…)</text:span><text:span text:style-name="T2">3</text:span></text:p>
            </draw:text-box>
          </draw:frame>
        </draw:g>
        <draw:g>
          <draw:custom-shape draw:style-name="gr1" draw:text-style-name="P1" draw:layer="layout" svg:width="6cm" svg:height="1cm" svg:x="7.482cm" svg:y="5.4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3cm" svg:height="3cm" svg:x="8.482cm" svg:y="4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8.982cm" svg:y="4.91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1.13cm" svg:height="1.891cm" svg:x="9.371cm" svg:y="4.92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2" draw:text-style-name="P1" draw:layer="layout" svg:width="6cm" svg:height="1.043cm" svg:x="14cm" svg:y="5.4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3cm" svg:height="3.127cm" svg:x="15cm" svg:y="4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4.91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1.569cm" svg:height="1.137cm" svg:x="15.642cm" svg:y="5.37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7" draw:text-style-name="P1" draw:layer="layout" svg:width="6cm" svg:height="1cm" svg:x="14cm" svg:y="8.9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3cm" svg:height="3cm" svg:x="15cm" svg:y="7.9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8.402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1.114cm" svg:height="1.09cm" svg:x="15.959cm" svg:y="8.78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custom-shape draw:style-name="gr7" draw:text-style-name="P1" draw:layer="layout" svg:width="6cm" svg:height="1cm" svg:x="1cm" svg:y="16.3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" draw:layer="layout" svg:width="3cm" svg:height="3cm" svg:x="2cm" svg:y="15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2.5cm" svg:y="15.8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2.363cm" svg:height="1.25cm" svg:x="2.346cm" svg:y="16.295cm">
            <draw:text-box>
              <text:p text:style-name="P6"><text:span text:style-name="T4">sin (…)</text:span></text:p>
            </draw:text-box>
          </draw:frame>
        </draw:g>
        <draw:g>
          <draw:custom-shape draw:style-name="gr12" draw:text-style-name="P1" draw:layer="layout" svg:width="6cm" svg:height="1cm" svg:x="14cm" svg:y="12.5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3cm" svg:height="3cm" svg:x="15cm" svg:y="11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2.05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2.284cm" svg:height="1.547cm" svg:x="15.399cm" svg:y="12.383cm">
            <draw:text-box>
              <text:p text:style-name="P9"><text:span text:style-name="T4">Arccos (…)</text:span></text:p>
            </draw:text-box>
          </draw:frame>
        </draw:g>
        <draw:g>
          <draw:custom-shape draw:style-name="gr12" draw:text-style-name="P1" draw:layer="layout" svg:width="6cm" svg:height="1cm" svg:x="14cm" svg:y="16.3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" draw:layer="layout" svg:width="3cm" svg:height="3cm" svg:x="15cm" svg:y="15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2cm" svg:height="2cm" svg:x="15.5cm" svg:y="15.8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2.284cm" svg:height="1.547cm" svg:x="15.399cm" svg:y="16.14cm">
            <draw:text-box>
              <text:p text:style-name="P9"><text:span text:style-name="T4">Arcsin (…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2-09T19:51:49</meta:creation-date>
    <dc:date>2019-02-13T19:14:31</dc:date>
    <meta:editing-duration>PT06H49M46S</meta:editing-duration>
    <meta:editing-cycles>5</meta:editing-cycles>
    <meta:generator>NeoOffice/3.4$Unix OpenOffice.org_project/Patch 0</meta:generator>
    <meta:document-statistic meta:object-count="1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2pt">
      <math:mrow>
        <math:mstyle math:fontweight="bold">
          <math:mrow>
            <math:mfrac>
              <math:mn>1</math:mn>
              <math:mi>…</math:mi>
            </math:mfrac>
          </math:mrow>
        </math:mstyle>
      </math:mrow>
    </math:mstyle>
    <math:annotation math:encoding="StarMath 5.0">size 22 {bold{1 over {…}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2pt">
      <math:mrow>
        <math:mstyle math:fontweight="bold">
          <math:mrow>
            <math:mfrac>
              <math:mn>1</math:mn>
              <math:mi>…</math:mi>
            </math:mfrac>
          </math:mrow>
        </math:mstyle>
      </math:mrow>
    </math:mstyle>
    <math:annotation math:encoding="StarMath 5.0">size 22 {bold{1 over {…}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qrt>
              <math:mi>…</math:mi>
            </math:msqrt>
          </math:mrow>
        </math:mstyle>
      </math:mrow>
    </math:mstyle>
    <math:annotation math:encoding="StarMath 5.0">size 24 {bold {sqrt {…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root>
              <math:mi>…</math:mi>
              <math:mn>3</math:mn>
            </math:mroot>
          </math:mrow>
        </math:mstyle>
      </math:mrow>
    </math:mstyle>
    <math:annotation math:encoding="StarMath 5.0"> size 24 {bold {nroot{3}{…}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up>
              <math:mstyle math:fontstyle="normal">
                <math:mrow>
                  <math:mi math:fontstyle="normal">e</math:mi>
                </math:mrow>
              </math:mstyle>
              <math:mi>…</math:mi>
            </math:msup>
          </math:mrow>
        </math:mstyle>
      </math:mrow>
    </math:mstyle>
    <math:annotation math:encoding="StarMath 5.0">size 24 {bold {
{nitalic{e}}^{…}
}}</math:annotation>
  </math:semantics>
</math:math>
</file>